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613cm" svg:height="13.175cm" svg:x="10.016cm" svg:y="0.425cm">
            <draw:object draw:notify-on-update-of-ranges="Sheet1.C2:Sheet1.C96 Sheet1.B1:Sheet1.B1 Sheet1.B2:Sheet1.B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obiles</text:p>
          </table:table-cell>
          <table:table-cell/>
        </table:table-row>
        <table:table-row table:style-name="ro1">
          <table:table-cell table:style-name="ce1" office:value-type="string" calcext:value-type="string">
            <text:p>5 0 12 14 15 9 2 11</text:p>
          </table:table-cell>
          <table:table-cell table:style-name="ce1" office:value-type="float" office:value="5.38955" calcext:value-type="float">
            <text:p>5.38955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9 13 0 7 4 14 10 3</text:p>
          </table:table-cell>
          <table:table-cell table:style-name="ce1" office:value-type="float" office:value="5.38955" calcext:value-type="float">
            <text:p>5.38955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9 12 15 0 6 13 2 3</text:p>
          </table:table-cell>
          <table:table-cell table:style-name="ce1" office:value-type="float" office:value="5.38955" calcext:value-type="float">
            <text:p>5.38955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 11 5 1 15 14 2 12</text:p>
          </table:table-cell>
          <table:table-cell office:value-type="float" office:value="6.676" calcext:value-type="float">
            <text:p>6.6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5 1 2 14 5 8 11 12</text:p>
          </table:table-cell>
          <table:table-cell office:value-type="float" office:value="6.676" calcext:value-type="float">
            <text:p>6.6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3 1 2 3 7 14 0 4</text:p>
          </table:table-cell>
          <table:table-cell office:value-type="float" office:value="6.676" calcext:value-type="float">
            <text:p>6.6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 0 1 14 5 10 7 4</text:p>
          </table:table-cell>
          <table:table-cell office:value-type="float" office:value="6.676" calcext:value-type="float">
            <text:p>6.6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 15 10 14 4 5 11 8</text:p>
          </table:table-cell>
          <table:table-cell office:value-type="float" office:value="6.676" calcext:value-type="float">
            <text:p>6.6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 11 2 13 15 4 0 6</text:p>
          </table:table-cell>
          <table:table-cell office:value-type="float" office:value="6.676" calcext:value-type="float">
            <text:p>6.6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1 14 1 7 2 5 4 0</text:p>
          </table:table-cell>
          <table:table-cell office:value-type="float" office:value="6.676" calcext:value-type="float">
            <text:p>6.67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4 0 4 9 15 11 5 10</text:p>
          </table:table-cell>
          <table:table-cell office:value-type="float" office:value="7.3461" calcext:value-type="float">
            <text:p>7.34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 15 9 2 0 13 3 12</text:p>
          </table:table-cell>
          <table:table-cell office:value-type="float" office:value="7.3461" calcext:value-type="float">
            <text:p>7.34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9 15 13 6 0 2 11 12</text:p>
          </table:table-cell>
          <table:table-cell office:value-type="float" office:value="7.3461" calcext:value-type="float">
            <text:p>7.34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 9 7 13 11 2 14 12</text:p>
          </table:table-cell>
          <table:table-cell office:value-type="float" office:value="7.37978" calcext:value-type="float">
            <text:p>7.3797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15 4 3 8 9 5 2 14</text:p>
          </table:table-cell>
          <table:table-cell table:style-name="ce1" office:value-type="float" office:value="7.42634" calcext:value-type="float">
            <text:p>7.4263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12 7 13 3 14 9 0 10</text:p>
          </table:table-cell>
          <table:table-cell table:style-name="ce1" office:value-type="float" office:value="7.42634" calcext:value-type="float">
            <text:p>7.42634</text:p>
          </table:table-cell>
          <table:table-cell table:style-name="ce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3 0 12 13 15 9 10</text:p>
          </table:table-cell>
          <table:table-cell office:value-type="float" office:value="7.42634" calcext:value-type="float">
            <text:p>7.426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4 15 1 11 5 4 2 8</text:p>
          </table:table-cell>
          <table:table-cell office:value-type="float" office:value="7.68243" calcext:value-type="float">
            <text:p>7.68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 12 11 13 6 1 2 7</text:p>
          </table:table-cell>
          <table:table-cell office:value-type="float" office:value="7.68243" calcext:value-type="float">
            <text:p>7.68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3 7 1 4 2 11 14 0</text:p>
          </table:table-cell>
          <table:table-cell office:value-type="float" office:value="7.68243" calcext:value-type="float">
            <text:p>7.68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 0 15 3 4 2 14 5</text:p>
          </table:table-cell>
          <table:table-cell office:value-type="float" office:value="7.68243" calcext:value-type="float">
            <text:p>7.68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 1 14 0 15 11 12 2</text:p>
          </table:table-cell>
          <table:table-cell office:value-type="float" office:value="7.68243" calcext:value-type="float">
            <text:p>7.68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 15 6 11 1 13 2 0</text:p>
          </table:table-cell>
          <table:table-cell office:value-type="float" office:value="7.68243" calcext:value-type="float">
            <text:p>7.68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 4 3 1 13 2 7 0</text:p>
          </table:table-cell>
          <table:table-cell office:value-type="float" office:value="7.68243" calcext:value-type="float">
            <text:p>7.68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 11 1 6 13 2 8 15</text:p>
          </table:table-cell>
          <table:table-cell office:value-type="float" office:value="7.68243" calcext:value-type="float">
            <text:p>7.68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9 14 3 12 2 7 0 13</text:p>
          </table:table-cell>
          <table:table-cell office:value-type="float" office:value="7.68243" calcext:value-type="float">
            <text:p>7.682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1 7 1 12 13 0 10 14</text:p>
          </table:table-cell>
          <table:table-cell office:value-type="float" office:value="7.74788" calcext:value-type="float">
            <text:p>7.74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6 4 15 1 13 11 0 10</text:p>
          </table:table-cell>
          <table:table-cell office:value-type="float" office:value="7.74788" calcext:value-type="float">
            <text:p>7.74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 6 9 7 10 12 13 0</text:p>
          </table:table-cell>
          <table:table-cell office:value-type="float" office:value="7.74788" calcext:value-type="float">
            <text:p>7.74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 1 14 4 5 10 0 15</text:p>
          </table:table-cell>
          <table:table-cell office:value-type="float" office:value="7.74788" calcext:value-type="float">
            <text:p>7.74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0 6 11 5 4 1 10 15</text:p>
          </table:table-cell>
          <table:table-cell office:value-type="float" office:value="7.74788" calcext:value-type="float">
            <text:p>7.74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 5 14 3 15 1 10 8</text:p>
          </table:table-cell>
          <table:table-cell office:value-type="float" office:value="7.74788" calcext:value-type="float">
            <text:p>7.74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7 13 1 4 11 10 8 14</text:p>
          </table:table-cell>
          <table:table-cell office:value-type="float" office:value="7.74788" calcext:value-type="float">
            <text:p>7.74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 6 0 15 1 11 13 10</text:p>
          </table:table-cell>
          <table:table-cell office:value-type="float" office:value="7.74788" calcext:value-type="float">
            <text:p>7.74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2 1 7 10 13 14 11 0</text:p>
          </table:table-cell>
          <table:table-cell office:value-type="float" office:value="7.74788" calcext:value-type="float">
            <text:p>7.747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 13 6 7 3 8 12 2</text:p>
          </table:table-cell>
          <table:table-cell office:value-type="float" office:value="7.7908" calcext:value-type="float">
            <text:p>7.790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8 4 9 5 15 14 3 10</text:p>
          </table:table-cell>
          <table:table-cell office:value-type="float" office:value="8.30081" calcext:value-type="float">
            <text:p>8.3008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2 8 9 5 3 14 15 10</text:p>
          </table:table-cell>
          <table:table-cell office:value-type="float" office:value="8.30081" calcext:value-type="float">
            <text:p>8.3008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3 7 12 9 8 6 3 2</text:p>
          </table:table-cell>
          <table:table-cell office:value-type="float" office:value="8.30081" calcext:value-type="float">
            <text:p>8.3008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3 12 8 1 7 6 2 11</text:p>
          </table:table-cell>
          <table:table-cell office:value-type="float" office:value="9.49599" calcext:value-type="float">
            <text:p>9.495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1 1 4 14 8 10 7</text:p>
          </table:table-cell>
          <table:table-cell office:value-type="float" office:value="9.49599" calcext:value-type="float">
            <text:p>9.495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1 7 14 12 1 8 2</text:p>
          </table:table-cell>
          <table:table-cell office:value-type="float" office:value="9.49599" calcext:value-type="float">
            <text:p>9.495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7 14 11 9 10 4 8</text:p>
          </table:table-cell>
          <table:table-cell office:value-type="float" office:value="9.83087" calcext:value-type="float">
            <text:p>9.8308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4 8 15 13 2 9 6 11</text:p>
          </table:table-cell>
          <table:table-cell office:value-type="float" office:value="9.83625" calcext:value-type="float">
            <text:p>9.83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6 12 5 2 15 9 11</text:p>
          </table:table-cell>
          <table:table-cell office:value-type="float" office:value="9.83625" calcext:value-type="float">
            <text:p>9.83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7 12 8 2 5 1 11</text:p>
          </table:table-cell>
          <table:table-cell office:value-type="float" office:value="9.83625" calcext:value-type="float">
            <text:p>9.83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14 8 2 9 7 11 5</text:p>
          </table:table-cell>
          <table:table-cell office:value-type="float" office:value="9.83625" calcext:value-type="float">
            <text:p>9.83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5 7 3 2 6 0 1</text:p>
          </table:table-cell>
          <table:table-cell office:value-type="float" office:value="9.83625" calcext:value-type="float">
            <text:p>9.83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4 5 3 2 1 6 15 8</text:p>
          </table:table-cell>
          <table:table-cell office:value-type="float" office:value="9.83625" calcext:value-type="float">
            <text:p>9.83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6 4 2 7 0 5 9</text:p>
          </table:table-cell>
          <table:table-cell office:value-type="float" office:value="9.83625" calcext:value-type="float">
            <text:p>9.83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4 11 2 9 5 14 15</text:p>
          </table:table-cell>
          <table:table-cell office:value-type="float" office:value="9.83625" calcext:value-type="float">
            <text:p>9.83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0 4 13 6 2 9 15</text:p>
          </table:table-cell>
          <table:table-cell office:value-type="float" office:value="9.83625" calcext:value-type="float">
            <text:p>9.836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11 1 8 2 4 14 5</text:p>
          </table:table-cell>
          <table:table-cell office:value-type="float" office:value="10.619" calcext:value-type="float">
            <text:p>10.6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9 2 7 6 8 11 12 13</text:p>
          </table:table-cell>
          <table:table-cell office:value-type="float" office:value="10.6329" calcext:value-type="float">
            <text:p>10.63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3 9 2 15 0 11 6 4</text:p>
          </table:table-cell>
          <table:table-cell office:value-type="float" office:value="10.6329" calcext:value-type="float">
            <text:p>10.632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12 11 7 14 0 5 10 9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 4 10 14 7 5 1 11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12 3 15 0 13 10 1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6 15 11 12 8 5 1 2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7 13 4 10 11 1 14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15 3 4 14 10 9 8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2 10 14 5 1 15 11 0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8 7 4 10 13 6 3 9</text:p>
          </table:table-cell>
          <table:table-cell office:value-type="float" office:value="10.6854" calcext:value-type="float">
            <text:p>10.685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10 9 8 7 4 13 6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10 6 3 1 4 0 5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0 1 7 3 12 6 13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7 13 1 14 8 11 12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10 13 0 7 1 12 3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 10 13 6 12 9 0 3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14 1 8 13 3 15 12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14 10 11 4 7 1 8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7 8 3 6 10 4 13 1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14 7 5 12 3 1 8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0 7 6 10 9 11 4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7 10 1 11 6 0 4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0 13 4 3 7 8 14 1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6 10 4 8 3 1 15</text:p>
          </table:table-cell>
          <table:table-cell office:value-type="float" office:value="11.1948" calcext:value-type="float">
            <text:p>11.19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5 13 11 9 6 2 12</text:p>
          </table:table-cell>
          <table:table-cell office:value-type="float" office:value="11.2492" calcext:value-type="float">
            <text:p>11.24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7 6 11 13 9 4 10</text:p>
          </table:table-cell>
          <table:table-cell office:value-type="float" office:value="11.2492" calcext:value-type="float">
            <text:p>11.24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4 9 13 2 11 8 6</text:p>
          </table:table-cell>
          <table:table-cell office:value-type="float" office:value="15.2036" calcext:value-type="float">
            <text:p>15.20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9 10 7 4 14 0 13 3</text:p>
          </table:table-cell>
          <table:table-cell office:value-type="float" office:value="16.8977" calcext:value-type="float">
            <text:p>16.897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 4 11 0 5 15 14 9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0 2 7 5 12 9 14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5 7 12 1 11 0 14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5 2 1 12 7 11 14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7 6 4 5 11 1 8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2 1 12 13 6 15 11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7 4 11 0 1 6 13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1 6 12 15 11 8 13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 15 2 3 12 9 13 6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5 5 6 2 11 1 12 8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2 0 15 12 14 9 13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2 12 6 9 15 13 8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4 2 7 12 0 13 11 9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11 7 6 13 12 9 8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3 2 9 12 0 3 15 6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 2 12 9 8 3 6 15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11 2 9 5 7 4 0 14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3 5 2 14 1 4 7 0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 3 9 8 15 13 4 6</text:p>
          </table:table-cell>
          <table:table-cell office:value-type="float" office:value="17.967" calcext:value-type="float">
            <text:p>17.967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101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22:22:44.401276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41:45.983218070</meta:creation-date>
    <dc:date>2017-02-19T22:30:07.402573889</dc:date>
    <meta:editing-duration>PT15M11S</meta:editing-duration>
    <meta:editing-cycles>3</meta:editing-cycles>
    <meta:generator>LibreOffice/4.3.3.2$Linux_X86_64 LibreOffice_project/430m0$Build-2</meta:generator>
    <meta:document-statistic meta:table-count="1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12960A1C.svm" xlink:type="simple" xlink:actuate="onLoad"/>
      </style:chart-properties>
    </style:style>
    <style:style style:name="ch4" style:family="chart" style:data-style-name="N0">
      <style:chart-properties chart:display-label="true" chart:logarithmic="false" chart:interval-major="1" chart:reverse-direction="tru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plus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14cm" svg:height="13.176cm" xlink:href=".." xlink:type="simple" chart:class="chart:scatter" chart:style-name="ch1">
        <chart:title svg:x="6.599cm" svg:y="0.399cm" chart:style-name="ch2">
          <text:p>Benchmark</text:p>
        </chart:title>
        <chart:plot-area chart:style-name="ch3" table:cell-range-address="Sheet1.B2:Sheet1.C96 Sheet1.B1:Sheet1.B1" chart:data-source-has-labels="row" svg:x="1.323cm" svg:y="1.441cm" svg:width="13.979cm" svg:height="10.491cm">
          <chartooo:coordinate-region svg:x="1.945cm" svg:y="1.64cm" svg:width="13.264cm" svg:height="9.645cm"/>
          <chart:axis chart:dimension="x" chart:name="primary-x" chart:style-name="ch4">
            <chart:title svg:x="7.024cm" svg:y="12.195cm" chart:style-name="ch5">
              <text:p># caught mobiles</text:p>
            </chart:title>
            <chart:grid chart:style-name="ch6" chart:class="major"/>
          </chart:axis>
          <chart:axis chart:dimension="y" chart:name="primary-y" chart:style-name="ch7">
            <chart:title svg:x="0.451cm" svg:y="7.087cm" chart:style-name="ch8">
              <text:p>Time</text:p>
            </chart:title>
            <chart:grid chart:style-name="ch6" chart:class="major"/>
          </chart:axis>
          <chart:series chart:style-name="ch9" chart:values-cell-range-address="Sheet1.B2:Sheet1.B96" chart:label-cell-address="Sheet1.B1:Sheet1.B1" chart:class="chart:scatter">
            <chart:domain table:cell-range-address="Sheet1.C2:Sheet1.C96"/>
            <chart:data-point chart:repeated="28"/>
            <chart:data-point chart:style-name="ch10"/>
            <chart:data-point chart:repeated="11"/>
            <chart:data-point chart:style-name="ch10"/>
            <chart:data-point chart:repeated="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C2:Sheet1.C96</svg:desc>
                </draw:g>
              </table:table-cell>
              <table:table-cell office:value-type="float" office:value="5.38955">
                <text:p>5.38955</text:p>
                <draw:g>
                  <svg:desc>Sheet1.B2:Sheet1.B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.38955">
                <text:p>5.38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38955">
                <text:p>5.38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.676">
                <text:p>6.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.3461">
                <text:p>7.3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.3461">
                <text:p>7.3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.3461">
                <text:p>7.3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7.37978">
                <text:p>7.37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7.42634">
                <text:p>7.42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.42634">
                <text:p>7.426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7.42634">
                <text:p>7.426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7.68243">
                <text:p>7.68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7.68243">
                <text:p>7.68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7.68243">
                <text:p>7.68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7.68243">
                <text:p>7.68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7.68243">
                <text:p>7.68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7.68243">
                <text:p>7.68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7.68243">
                <text:p>7.682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7.68243">
                <text:p>7.682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7.68243">
                <text:p>7.682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7.74788">
                <text:p>7.74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7.74788">
                <text:p>7.74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7.74788">
                <text:p>7.74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7.74788">
                <text:p>7.74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7.74788">
                <text:p>7.747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7.74788">
                <text:p>7.747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7.74788">
                <text:p>7.747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7.74788">
                <text:p>7.74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7.74788">
                <text:p>7.74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7.7908">
                <text:p>7.7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8.30081">
                <text:p>8.30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8.30081">
                <text:p>8.30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8.30081">
                <text:p>8.30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9.49599">
                <text:p>9.495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9.49599">
                <text:p>9.495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9.49599">
                <text:p>9.495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9.83087">
                <text:p>9.83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9.83625">
                <text:p>9.83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9.83625">
                <text:p>9.83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9.83625">
                <text:p>9.83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9.83625">
                <text:p>9.83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9.83625">
                <text:p>9.83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.83625">
                <text:p>9.83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9.83625">
                <text:p>9.83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9.83625">
                <text:p>9.83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9.83625">
                <text:p>9.83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10.619">
                <text:p>10.6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10.6329">
                <text:p>10.63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10.6329">
                <text:p>10.63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10.6854">
                <text:p>10.68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10.6854">
                <text:p>10.68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10.6854">
                <text:p>10.6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10.6854">
                <text:p>10.68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10.6854">
                <text:p>10.6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0.6854">
                <text:p>10.6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10.6854">
                <text:p>10.68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10.6854">
                <text:p>10.6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11.1948">
                <text:p>11.1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  <table:table-cell office:value-type="float" office:value="11.2492">
                <text:p>11.2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11.2492">
                <text:p>11.24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15.2036">
                <text:p>15.20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6.8977">
                <text:p>16.89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17.967">
                <text:p>17.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